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cd7d8" officeooo:paragraph-rsid="000cd7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Σκριπτάκι που μετατρέπει ένα αρχείο json σε csv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01T10:42:03.106833776</dc:date>
    <meta:editing-duration>PT39S</meta:editing-duration>
    <meta:editing-cycles>1</meta:editing-cycles>
    <meta:generator>LibreOffice/25.2.1.2$Linux_X86_64 LibreOffice_project/d3abf4aee5fd705e4a92bba33a32f40bc4e56f49</meta:generator>
    <meta:document-statistic meta:table-count="0" meta:image-count="0" meta:object-count="0" meta:page-count="1" meta:paragraph-count="1" meta:word-count="8" meta:character-count="48" meta:non-whitespace-character-count="41"/>
  </office:meta>
</office:document-meta>
</file>